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et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 &gt; 17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]+1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]+1"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5]+1"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6]+1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7]+1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8]+1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9]+1"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0]+1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1]+1"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2]+1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3]+1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4]+1"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5]+1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6]+1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7]+1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8]+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9]+1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0]+1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1]+1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2]+1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3]+1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4]+1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5]+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6]+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7]+1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formula="of:=[.A28]+1" office:value-type="float" office:value="1" calcext:value-type="float">
            <text:p>1</text:p>
          </table:table-cell>
          <table:table-cell table:formula="of:=[.B28]+([.F$3]*[.B3]/(1+[.B3]^[.H$3]))-[.G$3]*[.B28]" office:value-type="float" office:value="1.35" calcext:value-type="float">
            <text:p>1.35</text:p>
          </table:table-cell>
          <table:table-cell table:number-columns-repeated="7"/>
        </table:table-row>
        <table:table-row table:style-name="ro1">
          <table:table-cell table:formula="of:=[.A29]+1" office:value-type="float" office:value="2" calcext:value-type="float">
            <text:p>2</text:p>
          </table:table-cell>
          <table:table-cell table:formula="of:=[.B29]+([.F$3]*[.B4]/(1+[.B4]^[.H$3]))-[.G$3]*[.B29]" office:value-type="float" office:value="1.215" calcext:value-type="float">
            <text:p>1.215</text:p>
          </table:table-cell>
          <table:table-cell table:number-columns-repeated="7"/>
        </table:table-row>
        <table:table-row table:style-name="ro1">
          <table:table-cell table:formula="of:=[.A30]+1" office:value-type="float" office:value="3" calcext:value-type="float">
            <text:p>3</text:p>
          </table:table-cell>
          <table:table-cell table:formula="of:=[.B30]+([.F$3]*[.B5]/(1+[.B5]^[.H$3]))-[.G$3]*[.B30]" office:value-type="float" office:value="1.0935" calcext:value-type="float">
            <text:p>1.0935</text:p>
          </table:table-cell>
          <table:table-cell table:number-columns-repeated="7"/>
        </table:table-row>
        <table:table-row table:style-name="ro1">
          <table:table-cell table:formula="of:=[.A31]+1" office:value-type="float" office:value="4" calcext:value-type="float">
            <text:p>4</text:p>
          </table:table-cell>
          <table:table-cell table:formula="of:=[.B31]+([.F$3]*[.B6]/(1+[.B6]^[.H$3]))-[.G$3]*[.B31]" office:value-type="float" office:value="0.98415" calcext:value-type="float">
            <text:p>0.98415</text:p>
          </table:table-cell>
          <table:table-cell table:number-columns-repeated="7"/>
        </table:table-row>
        <table:table-row table:style-name="ro1">
          <table:table-cell table:formula="of:=[.A32]+1" office:value-type="float" office:value="5" calcext:value-type="float">
            <text:p>5</text:p>
          </table:table-cell>
          <table:table-cell table:formula="of:=[.B32]+([.F$3]*[.B7]/(1+[.B7]^[.H$3]))-[.G$3]*[.B32]" office:value-type="float" office:value="0.885735" calcext:value-type="float">
            <text:p>0.885735</text:p>
          </table:table-cell>
          <table:table-cell table:number-columns-repeated="7"/>
        </table:table-row>
        <table:table-row table:style-name="ro1">
          <table:table-cell table:formula="of:=[.A33]+1" office:value-type="float" office:value="6" calcext:value-type="float">
            <text:p>6</text:p>
          </table:table-cell>
          <table:table-cell table:formula="of:=[.B33]+([.F$3]*[.B8]/(1+[.B8]^[.H$3]))-[.G$3]*[.B33]" office:value-type="float" office:value="0.7971615" calcext:value-type="float">
            <text:p>0.7971615</text:p>
          </table:table-cell>
          <table:table-cell table:number-columns-repeated="7"/>
        </table:table-row>
        <table:table-row table:style-name="ro1">
          <table:table-cell table:formula="of:=[.A34]+1" office:value-type="float" office:value="7" calcext:value-type="float">
            <text:p>7</text:p>
          </table:table-cell>
          <table:table-cell table:formula="of:=[.B34]+([.F$3]*[.B9]/(1+[.B9]^[.H$3]))-[.G$3]*[.B34]" office:value-type="float" office:value="0.71744535" calcext:value-type="float">
            <text:p>0.71744535</text:p>
          </table:table-cell>
          <table:table-cell table:number-columns-repeated="7"/>
        </table:table-row>
        <table:table-row table:style-name="ro1">
          <table:table-cell table:formula="of:=[.A35]+1" office:value-type="float" office:value="8" calcext:value-type="float">
            <text:p>8</text:p>
          </table:table-cell>
          <table:table-cell table:formula="of:=[.B35]+([.F$3]*[.B10]/(1+[.B10]^[.H$3]))-[.G$3]*[.B35]" office:value-type="float" office:value="0.645700815" calcext:value-type="float">
            <text:p>0.645700815</text:p>
          </table:table-cell>
          <table:table-cell table:number-columns-repeated="7"/>
        </table:table-row>
        <table:table-row table:style-name="ro1">
          <table:table-cell table:formula="of:=[.A36]+1" office:value-type="float" office:value="9" calcext:value-type="float">
            <text:p>9</text:p>
          </table:table-cell>
          <table:table-cell table:formula="of:=[.B36]+([.F$3]*[.B11]/(1+[.B11]^[.H$3]))-[.G$3]*[.B36]" office:value-type="float" office:value="0.5811307335" calcext:value-type="float">
            <text:p>0.5811307335</text:p>
          </table:table-cell>
          <table:table-cell table:number-columns-repeated="7"/>
        </table:table-row>
        <table:table-row table:style-name="ro1">
          <table:table-cell table:formula="of:=[.A37]+1" office:value-type="float" office:value="10" calcext:value-type="float">
            <text:p>10</text:p>
          </table:table-cell>
          <table:table-cell table:formula="of:=[.B37]+([.F$3]*[.B12]/(1+[.B12]^[.H$3]))-[.G$3]*[.B37]" office:value-type="float" office:value="0.52301766015" calcext:value-type="float">
            <text:p>0.52301766015</text:p>
          </table:table-cell>
          <table:table-cell table:number-columns-repeated="7"/>
        </table:table-row>
        <table:table-row table:style-name="ro1">
          <table:table-cell table:formula="of:=[.A38]+1" office:value-type="float" office:value="11" calcext:value-type="float">
            <text:p>11</text:p>
          </table:table-cell>
          <table:table-cell table:formula="of:=[.B38]+([.F$3]*[.B13]/(1+[.B13]^[.H$3]))-[.G$3]*[.B38]" office:value-type="float" office:value="0.470715894135" calcext:value-type="float">
            <text:p>0.470715894135</text:p>
          </table:table-cell>
          <table:table-cell table:number-columns-repeated="7"/>
        </table:table-row>
        <table:table-row table:style-name="ro1">
          <table:table-cell table:formula="of:=[.A39]+1" office:value-type="float" office:value="12" calcext:value-type="float">
            <text:p>12</text:p>
          </table:table-cell>
          <table:table-cell table:formula="of:=[.B39]+([.F$3]*[.B14]/(1+[.B14]^[.H$3]))-[.G$3]*[.B39]" office:value-type="float" office:value="0.4236443047215" calcext:value-type="float">
            <text:p>0.4236443047215</text:p>
          </table:table-cell>
          <table:table-cell table:number-columns-repeated="7"/>
        </table:table-row>
        <table:table-row table:style-name="ro1">
          <table:table-cell table:formula="of:=[.A40]+1" office:value-type="float" office:value="13" calcext:value-type="float">
            <text:p>13</text:p>
          </table:table-cell>
          <table:table-cell table:formula="of:=[.B40]+([.F$3]*[.B15]/(1+[.B15]^[.H$3]))-[.G$3]*[.B40]" office:value-type="float" office:value="0.38127987424935" calcext:value-type="float">
            <text:p>0.38127987424935</text:p>
          </table:table-cell>
          <table:table-cell table:number-columns-repeated="7"/>
        </table:table-row>
        <table:table-row table:style-name="ro1">
          <table:table-cell table:formula="of:=[.A41]+1" office:value-type="float" office:value="14" calcext:value-type="float">
            <text:p>14</text:p>
          </table:table-cell>
          <table:table-cell table:formula="of:=[.B41]+([.F$3]*[.B16]/(1+[.B16]^[.H$3]))-[.G$3]*[.B41]" office:value-type="float" office:value="0.343151886824415" calcext:value-type="float">
            <text:p>0.343151886824415</text:p>
          </table:table-cell>
          <table:table-cell table:number-columns-repeated="7"/>
        </table:table-row>
        <table:table-row table:style-name="ro1">
          <table:table-cell table:formula="of:=[.A42]+1" office:value-type="float" office:value="15" calcext:value-type="float">
            <text:p>15</text:p>
          </table:table-cell>
          <table:table-cell table:formula="of:=[.B42]+([.F$3]*[.B17]/(1+[.B17]^[.H$3]))-[.G$3]*[.B42]" office:value-type="float" office:value="0.308836698141974" calcext:value-type="float">
            <text:p>0.308836698141974</text:p>
          </table:table-cell>
          <table:table-cell table:number-columns-repeated="7"/>
        </table:table-row>
        <table:table-row table:style-name="ro1">
          <table:table-cell table:formula="of:=[.A43]+1" office:value-type="float" office:value="16" calcext:value-type="float">
            <text:p>16</text:p>
          </table:table-cell>
          <table:table-cell table:formula="of:=[.B43]+([.F$3]*[.B18]/(1+[.B18]^[.H$3]))-[.G$3]*[.B43]" office:value-type="float" office:value="0.277953028327776" calcext:value-type="float">
            <text:p>0.277953028327776</text:p>
          </table:table-cell>
          <table:table-cell table:number-columns-repeated="7"/>
        </table:table-row>
        <table:table-row table:style-name="ro1">
          <table:table-cell table:formula="of:=[.A44]+1" office:value-type="float" office:value="17" calcext:value-type="float">
            <text:p>17</text:p>
          </table:table-cell>
          <table:table-cell table:formula="of:=[.B44]+([.F$3]*[.B19]/(1+[.B19]^[.H$3]))-[.G$3]*[.B44]" office:value-type="float" office:value="0.250157725494999" calcext:value-type="float">
            <text:p>0.250157725494999</text:p>
          </table:table-cell>
          <table:table-cell table:number-columns-repeated="7"/>
        </table:table-row>
        <table:table-row table:style-name="ro1">
          <table:table-cell table:formula="of:=[.A45]+1" office:value-type="float" office:value="18" calcext:value-type="float">
            <text:p>18</text:p>
          </table:table-cell>
          <table:table-cell table:formula="of:=[.B45]+([.F$3]*[.B20]/(1+[.B20]^[.H$3]))-[.G$3]*[.B45]" office:value-type="float" office:value="0.225141952945499" calcext:value-type="float">
            <text:p>0.225141952945499</text:p>
          </table:table-cell>
          <table:table-cell table:number-columns-repeated="7"/>
        </table:table-row>
        <table:table-row table:style-name="ro1">
          <table:table-cell table:formula="of:=[.A46]+1" office:value-type="float" office:value="19" calcext:value-type="float">
            <text:p>19</text:p>
          </table:table-cell>
          <table:table-cell table:formula="of:=[.B46]+([.F$3]*[.B21]/(1+[.B21]^[.H$3]))-[.G$3]*[.B46]" office:value-type="float" office:value="0.202627757650949" calcext:value-type="float">
            <text:p>0.202627757650949</text:p>
          </table:table-cell>
          <table:table-cell table:number-columns-repeated="7"/>
        </table:table-row>
        <table:table-row table:style-name="ro1">
          <table:table-cell table:formula="of:=[.A47]+1" office:value-type="float" office:value="20" calcext:value-type="float">
            <text:p>20</text:p>
          </table:table-cell>
          <table:table-cell table:formula="of:=[.B47]+([.F$3]*[.B22]/(1+[.B22]^[.H$3]))-[.G$3]*[.B47]" office:value-type="float" office:value="0.182364981885854" calcext:value-type="float">
            <text:p>0.182364981885854</text:p>
          </table:table-cell>
          <table:table-cell table:number-columns-repeated="7"/>
        </table:table-row>
        <table:table-row table:style-name="ro1">
          <table:table-cell table:formula="of:=[.A48]+1" office:value-type="float" office:value="21" calcext:value-type="float">
            <text:p>21</text:p>
          </table:table-cell>
          <table:table-cell table:formula="of:=[.B48]+([.F$3]*[.B23]/(1+[.B23]^[.H$3]))-[.G$3]*[.B48]" office:value-type="float" office:value="0.164128483697269" calcext:value-type="float">
            <text:p>0.164128483697269</text:p>
          </table:table-cell>
          <table:table-cell table:number-columns-repeated="7"/>
        </table:table-row>
        <table:table-row table:style-name="ro1">
          <table:table-cell table:formula="of:=[.A49]+1" office:value-type="float" office:value="22" calcext:value-type="float">
            <text:p>22</text:p>
          </table:table-cell>
          <table:table-cell table:formula="of:=[.B49]+([.F$3]*[.B24]/(1+[.B24]^[.H$3]))-[.G$3]*[.B49]" office:value-type="float" office:value="0.147715635327542" calcext:value-type="float">
            <text:p>0.147715635327542</text:p>
          </table:table-cell>
          <table:table-cell table:number-columns-repeated="7"/>
        </table:table-row>
        <table:table-row table:style-name="ro1">
          <table:table-cell table:formula="of:=[.A50]+1" office:value-type="float" office:value="23" calcext:value-type="float">
            <text:p>23</text:p>
          </table:table-cell>
          <table:table-cell table:formula="of:=[.B50]+([.F$3]*[.B25]/(1+[.B25]^[.H$3]))-[.G$3]*[.B50]" office:value-type="float" office:value="0.132944071794788" calcext:value-type="float">
            <text:p>0.132944071794788</text:p>
          </table:table-cell>
          <table:table-cell table:number-columns-repeated="7"/>
        </table:table-row>
        <table:table-row table:style-name="ro1">
          <table:table-cell table:formula="of:=[.A51]+1" office:value-type="float" office:value="24" calcext:value-type="float">
            <text:p>24</text:p>
          </table:table-cell>
          <table:table-cell table:formula="of:=[.B51]+([.F$3]*[.B26]/(1+[.B26]^[.H$3]))-[.G$3]*[.B51]" office:value-type="float" office:value="0.119649664615309" calcext:value-type="float">
            <text:p>0.119649664615309</text:p>
          </table:table-cell>
          <table:table-cell table:number-columns-repeated="7"/>
        </table:table-row>
        <table:table-row table:style-name="ro1">
          <table:table-cell table:formula="of:=[.A52]+1" office:value-type="float" office:value="25" calcext:value-type="float">
            <text:p>25</text:p>
          </table:table-cell>
          <table:table-cell table:formula="of:=[.B52]+([.F$3]*[.B27]/(1+[.B27]^[.H$3]))-[.G$3]*[.B52]" office:value-type="float" office:value="0.107684698153778" calcext:value-type="float">
            <text:p>0.107684698153778</text:p>
          </table:table-cell>
          <table:table-cell table:number-columns-repeated="7"/>
        </table:table-row>
        <table:table-row table:style-name="ro1">
          <table:table-cell table:formula="of:=[.A53]+1" office:value-type="float" office:value="26" calcext:value-type="float">
            <text:p>26</text:p>
          </table:table-cell>
          <table:table-cell table:formula="of:=[.B53]+([.F$3]*[.B28]/(1+[.B28]^[.H$3]))-[.G$3]*[.B53]" office:value-type="float" office:value="0.102030006574879" calcext:value-type="float">
            <text:p>0.102030006574879</text:p>
          </table:table-cell>
          <table:table-cell table:number-columns-repeated="7"/>
        </table:table-row>
        <table:table-row table:style-name="ro1">
          <table:table-cell table:formula="of:=[.A54]+1" office:value-type="float" office:value="27" calcext:value-type="float">
            <text:p>27</text:p>
          </table:table-cell>
          <table:table-cell table:formula="of:=[.B54]+([.F$3]*[.B29]/(1+[.B29]^[.H$3]))-[.G$3]*[.B54]" office:value-type="float" office:value="0.104619239841328" calcext:value-type="float">
            <text:p>0.104619239841328</text:p>
          </table:table-cell>
          <table:table-cell table:number-columns-repeated="7"/>
        </table:table-row>
        <table:table-row table:style-name="ro1">
          <table:table-cell table:formula="of:=[.A55]+1" office:value-type="float" office:value="28" calcext:value-type="float">
            <text:p>28</text:p>
          </table:table-cell>
          <table:table-cell table:formula="of:=[.B55]+([.F$3]*[.B30]/(1+[.B30]^[.H$3]))-[.G$3]*[.B55]" office:value-type="float" office:value="0.124491658222237" calcext:value-type="float">
            <text:p>0.124491658222237</text:p>
          </table:table-cell>
          <table:table-cell table:number-columns-repeated="7"/>
        </table:table-row>
        <table:table-row table:style-name="ro1">
          <table:table-cell table:formula="of:=[.A56]+1" office:value-type="float" office:value="29" calcext:value-type="float">
            <text:p>29</text:p>
          </table:table-cell>
          <table:table-cell table:formula="of:=[.B56]+([.F$3]*[.B31]/(1+[.B31]^[.H$3]))-[.G$3]*[.B56]" office:value-type="float" office:value="0.175535241637456" calcext:value-type="float">
            <text:p>0.175535241637456</text:p>
          </table:table-cell>
          <table:table-cell table:number-columns-repeated="7"/>
        </table:table-row>
        <table:table-row table:style-name="ro1">
          <table:table-cell table:formula="of:=[.A57]+1" office:value-type="float" office:value="30" calcext:value-type="float">
            <text:p>30</text:p>
          </table:table-cell>
          <table:table-cell table:formula="of:=[.B57]+([.F$3]*[.B32]/(1+[.B32]^[.H$3]))-[.G$3]*[.B57]" office:value-type="float" office:value="0.264241896262276" calcext:value-type="float">
            <text:p>0.264241896262276</text:p>
          </table:table-cell>
          <table:table-cell table:number-columns-repeated="7"/>
        </table:table-row>
        <table:table-row table:style-name="ro1">
          <table:table-cell table:formula="of:=[.A58]+1" office:value-type="float" office:value="31" calcext:value-type="float">
            <text:p>31</text:p>
          </table:table-cell>
          <table:table-cell table:formula="of:=[.B58]+([.F$3]*[.B33]/(1+[.B33]^[.H$3]))-[.G$3]*[.B58]" office:value-type="float" office:value="0.374379535123461" calcext:value-type="float">
            <text:p>0.374379535123461</text:p>
          </table:table-cell>
          <table:table-cell table:number-columns-repeated="7"/>
        </table:table-row>
        <table:table-row table:style-name="ro1">
          <table:table-cell table:formula="of:=[.A59]+1" office:value-type="float" office:value="32" calcext:value-type="float">
            <text:p>32</text:p>
          </table:table-cell>
          <table:table-cell table:formula="of:=[.B59]+([.F$3]*[.B34]/(1+[.B34]^[.H$3]))-[.G$3]*[.B59]" office:value-type="float" office:value="0.481404010241128" calcext:value-type="float">
            <text:p>0.481404010241128</text:p>
          </table:table-cell>
          <table:table-cell table:number-columns-repeated="7"/>
        </table:table-row>
        <table:table-row table:style-name="ro1">
          <table:table-cell table:formula="of:=[.A60]+1" office:value-type="float" office:value="33" calcext:value-type="float">
            <text:p>33</text:p>
          </table:table-cell>
          <table:table-cell table:formula="of:=[.B60]+([.F$3]*[.B35]/(1+[.B35]^[.H$3]))-[.G$3]*[.B60]" office:value-type="float" office:value="0.571748969391762" calcext:value-type="float">
            <text:p>0.571748969391762</text:p>
          </table:table-cell>
          <table:table-cell table:number-columns-repeated="7"/>
        </table:table-row>
        <table:table-row table:style-name="ro1">
          <table:table-cell table:formula="of:=[.A61]+1" office:value-type="float" office:value="34" calcext:value-type="float">
            <text:p>34</text:p>
          </table:table-cell>
          <table:table-cell table:formula="of:=[.B61]+([.F$3]*[.B36]/(1+[.B36]^[.H$3]))-[.G$3]*[.B61]" office:value-type="float" office:value="0.642107525571391" calcext:value-type="float">
            <text:p>0.642107525571391</text:p>
          </table:table-cell>
          <table:table-cell table:number-columns-repeated="7"/>
        </table:table-row>
        <table:table-row table:style-name="ro1">
          <table:table-cell table:formula="of:=[.A62]+1" office:value-type="float" office:value="35" calcext:value-type="float">
            <text:p>35</text:p>
          </table:table-cell>
          <table:table-cell table:formula="of:=[.B62]+([.F$3]*[.B37]/(1+[.B37]^[.H$3]))-[.G$3]*[.B62]" office:value-type="float" office:value="0.693614597953239" calcext:value-type="float">
            <text:p>0.693614597953239</text:p>
          </table:table-cell>
          <table:table-cell table:number-columns-repeated="7"/>
        </table:table-row>
        <table:table-row table:style-name="ro1">
          <table:table-cell table:formula="of:=[.A63]+1" office:value-type="float" office:value="36" calcext:value-type="float">
            <text:p>36</text:p>
          </table:table-cell>
          <table:table-cell table:formula="of:=[.B63]+([.F$3]*[.B38]/(1+[.B38]^[.H$3]))-[.G$3]*[.B63]" office:value-type="float" office:value="0.728696697736771" calcext:value-type="float">
            <text:p>0.728696697736771</text:p>
          </table:table-cell>
          <table:table-cell table:number-columns-repeated="7"/>
        </table:table-row>
        <table:table-row table:style-name="ro1">
          <table:table-cell table:formula="of:=[.A64]+1" office:value-type="float" office:value="37" calcext:value-type="float">
            <text:p>37</text:p>
          </table:table-cell>
          <table:table-cell table:formula="of:=[.B64]+([.F$3]*[.B39]/(1+[.B39]^[.H$3]))-[.G$3]*[.B64]" office:value-type="float" office:value="0.749919955685713" calcext:value-type="float">
            <text:p>0.749919955685713</text:p>
          </table:table-cell>
          <table:table-cell table:number-columns-repeated="7"/>
        </table:table-row>
        <table:table-row table:style-name="ro1">
          <table:table-cell table:formula="of:=[.A65]+1" office:value-type="float" office:value="38" calcext:value-type="float">
            <text:p>38</text:p>
          </table:table-cell>
          <table:table-cell table:formula="of:=[.B65]+([.F$3]*[.B40]/(1+[.B40]^[.H$3]))-[.G$3]*[.B65]" office:value-type="float" office:value="0.759641046248182" calcext:value-type="float">
            <text:p>0.759641046248182</text:p>
          </table:table-cell>
          <table:table-cell table:number-columns-repeated="7"/>
        </table:table-row>
        <table:table-row table:style-name="ro1">
          <table:table-cell table:formula="of:=[.A66]+1" office:value-type="float" office:value="39" calcext:value-type="float">
            <text:p>39</text:p>
          </table:table-cell>
          <table:table-cell table:formula="of:=[.B66]+([.F$3]*[.B41]/(1+[.B41]^[.H$3]))-[.G$3]*[.B66]" office:value-type="float" office:value="0.75992796556932" calcext:value-type="float">
            <text:p>0.75992796556932</text:p>
          </table:table-cell>
          <table:table-cell table:number-columns-repeated="7"/>
        </table:table-row>
        <table:table-row table:style-name="ro1">
          <table:table-cell table:formula="of:=[.A67]+1" office:value-type="float" office:value="40" calcext:value-type="float">
            <text:p>40</text:p>
          </table:table-cell>
          <table:table-cell table:formula="of:=[.B67]+([.F$3]*[.B42]/(1+[.B42]^[.H$3]))-[.G$3]*[.B67]" office:value-type="float" office:value="0.752563992665461" calcext:value-type="float">
            <text:p>0.752563992665461</text:p>
          </table:table-cell>
          <table:table-cell table:number-columns-repeated="7"/>
        </table:table-row>
        <table:table-row table:style-name="ro1">
          <table:table-cell table:formula="of:=[.A68]+1" office:value-type="float" office:value="41" calcext:value-type="float">
            <text:p>41</text:p>
          </table:table-cell>
          <table:table-cell table:formula="of:=[.B68]+([.F$3]*[.B43]/(1+[.B43]^[.H$3]))-[.G$3]*[.B68]" office:value-type="float" office:value="0.739074445448891" calcext:value-type="float">
            <text:p>0.739074445448891</text:p>
          </table:table-cell>
          <table:table-cell table:number-columns-repeated="7"/>
        </table:table-row>
        <table:table-row table:style-name="ro1">
          <table:table-cell table:formula="of:=[.A69]+1" office:value-type="float" office:value="42" calcext:value-type="float">
            <text:p>42</text:p>
          </table:table-cell>
          <table:table-cell table:formula="of:=[.B69]+([.F$3]*[.B44]/(1+[.B44]^[.H$3]))-[.G$3]*[.B69]" office:value-type="float" office:value="0.720757453561496" calcext:value-type="float">
            <text:p>0.720757453561496</text:p>
          </table:table-cell>
          <table:table-cell table:number-columns-repeated="7"/>
        </table:table-row>
        <table:table-row table:style-name="ro1">
          <table:table-cell table:formula="of:=[.A70]+1" office:value-type="float" office:value="43" calcext:value-type="float">
            <text:p>43</text:p>
          </table:table-cell>
          <table:table-cell table:formula="of:=[.B70]+([.F$3]*[.B45]/(1+[.B45]^[.H$3]))-[.G$3]*[.B70]" office:value-type="float" office:value="0.698713205288709" calcext:value-type="float">
            <text:p>0.698713205288709</text:p>
          </table:table-cell>
          <table:table-cell table:number-columns-repeated="7"/>
        </table:table-row>
        <table:table-row table:style-name="ro1">
          <table:table-cell table:formula="of:=[.A71]+1" office:value-type="float" office:value="44" calcext:value-type="float">
            <text:p>44</text:p>
          </table:table-cell>
          <table:table-cell table:formula="of:=[.B71]+([.F$3]*[.B46]/(1+[.B46]^[.H$3]))-[.G$3]*[.B71]" office:value-type="float" office:value="0.673870260281113" calcext:value-type="float">
            <text:p>0.673870260281113</text:p>
          </table:table-cell>
          <table:table-cell table:number-columns-repeated="7"/>
        </table:table-row>
        <table:table-row table:style-name="ro1">
          <table:table-cell table:formula="of:=[.A72]+1" office:value-type="float" office:value="45" calcext:value-type="float">
            <text:p>45</text:p>
          </table:table-cell>
          <table:table-cell table:formula="of:=[.B72]+([.F$3]*[.B47]/(1+[.B47]^[.H$3]))-[.G$3]*[.B72]" office:value-type="float" office:value="0.647008781054748" calcext:value-type="float">
            <text:p>0.647008781054748</text:p>
          </table:table-cell>
          <table:table-cell table:number-columns-repeated="7"/>
        </table:table-row>
        <table:table-row table:style-name="ro1">
          <table:table-cell table:formula="of:=[.A73]+1" office:value-type="float" office:value="46" calcext:value-type="float">
            <text:p>46</text:p>
          </table:table-cell>
          <table:table-cell table:formula="of:=[.B73]+([.F$3]*[.B48]/(1+[.B48]^[.H$3]))-[.G$3]*[.B73]" office:value-type="float" office:value="0.618780897842608" calcext:value-type="float">
            <text:p>0.618780897842608</text:p>
          </table:table-cell>
          <table:table-cell table:number-columns-repeated="7"/>
        </table:table-row>
        <table:table-row table:style-name="ro1">
          <table:table-cell table:formula="of:=[.A74]+1" office:value-type="float" office:value="47" calcext:value-type="float">
            <text:p>47</text:p>
          </table:table-cell>
          <table:table-cell table:formula="of:=[.B74]+([.F$3]*[.B49]/(1+[.B49]^[.H$3]))-[.G$3]*[.B74]" office:value-type="float" office:value="0.589728504332157" calcext:value-type="float">
            <text:p>0.589728504332157</text:p>
          </table:table-cell>
          <table:table-cell table:number-columns-repeated="7"/>
        </table:table-row>
        <table:table-row table:style-name="ro1">
          <table:table-cell table:formula="of:=[.A75]+1" office:value-type="float" office:value="48" calcext:value-type="float">
            <text:p>48</text:p>
          </table:table-cell>
          <table:table-cell table:formula="of:=[.B75]+([.F$3]*[.B50]/(1+[.B50]^[.H$3]))-[.G$3]*[.B75]" office:value-type="float" office:value="0.560298780818326" calcext:value-type="float">
            <text:p>0.560298780818326</text:p>
          </table:table-cell>
          <table:table-cell table:number-columns-repeated="7"/>
        </table:table-row>
        <table:table-row table:style-name="ro1">
          <table:table-cell table:formula="of:=[.A76]+1" office:value-type="float" office:value="49" calcext:value-type="float">
            <text:p>49</text:p>
          </table:table-cell>
          <table:table-cell table:formula="of:=[.B76]+([.F$3]*[.B51]/(1+[.B51]^[.H$3]))-[.G$3]*[.B76]" office:value-type="float" office:value="0.530857717049596" calcext:value-type="float">
            <text:p>0.530857717049596</text:p>
          </table:table-cell>
          <table:table-cell table:number-columns-repeated="7"/>
        </table:table-row>
        <table:table-row table:style-name="ro1">
          <table:table-cell table:formula="of:=[.A77]+1" office:value-type="float" office:value="50" calcext:value-type="float">
            <text:p>50</text:p>
          </table:table-cell>
          <table:table-cell table:formula="of:=[.B77]+([.F$3]*[.B52]/(1+[.B52]^[.H$3]))-[.G$3]*[.B77]" office:value-type="float" office:value="0.501701878253308" calcext:value-type="float">
            <text:p>0.5017018782533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15:10.638520982</meta:creation-date>
    <dc:date>2019-09-12T17:26:19.058251149</dc:date>
    <meta:editing-duration>PT8S</meta:editing-duration>
    <meta:editing-cycles>1</meta:editing-cycles>
    <meta:generator>LibreOffice/6.0.7.3$Linux_X86_64 LibreOffice_project/00m0$Build-3</meta:generator>
    <meta:document-statistic meta:table-count="1" meta:cell-count="161" meta:object-count="0"/>
  </office:meta>
</office:document-meta>
</file>